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108cm" fo:margin-left="-0.041cm" table:align="left" style:writing-mode="lr-tb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4.128cm"/>
    </style:style>
    <style:style style:name="Таблица1.C" style:family="table-column">
      <style:table-column-properties style:column-width="1.27cm"/>
    </style:style>
    <style:style style:name="Таблица1.D" style:family="table-column">
      <style:table-column-properties style:column-width="1.035cm"/>
    </style:style>
    <style:style style:name="Таблица1.E" style:family="table-column">
      <style:table-column-properties style:column-width="1.505cm"/>
    </style:style>
    <style:style style:name="Таблица1.I" style:family="table-column">
      <style:table-column-properties style:column-width="1.429cm"/>
    </style:style>
    <style:style style:name="Таблица1.J" style:family="table-column">
      <style:table-column-properties style:column-width="1.746cm"/>
    </style:style>
    <style:style style:name="Таблица1.K" style:family="table-column">
      <style:table-column-properties style:column-width="2.893cm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E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K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8.396cm" table:align="margins" style:writing-mode="lr-tb"/>
    </style:style>
    <style:style style:name="Таблица2.A" style:family="table-column">
      <style:table-column-properties style:column-width="6.937cm" style:rel-column-width="24714*"/>
    </style:style>
    <style:style style:name="Таблица2.B" style:family="table-column">
      <style:table-column-properties style:column-width="3.006cm" style:rel-column-width="10707*"/>
    </style:style>
    <style:style style:name="Таблица2.C" style:family="table-column">
      <style:table-column-properties style:column-width="3.249cm" style:rel-column-width="11574*"/>
    </style:style>
    <style:style style:name="Таблица2.D" style:family="table-column">
      <style:table-column-properties style:column-width="5.203cm" style:rel-column-width="18540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8.75cm" fo:margin-left="-0.326cm" table:align="left" style:writing-mode="lr-tb"/>
    </style:style>
    <style:style style:name="Таблица3.A" style:family="table-column">
      <style:table-column-properties style:column-width="1.27cm"/>
    </style:style>
    <style:style style:name="Таблица3.B" style:family="table-column">
      <style:table-column-properties style:column-width="8.255cm"/>
    </style:style>
    <style:style style:name="Таблица3.C" style:family="table-column">
      <style:table-column-properties style:column-width="9.22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623cm" fo:margin-left="-0.199cm" table:align="left" style:writing-mode="lr-tb"/>
    </style:style>
    <style:style style:name="Таблица4.A" style:family="table-column">
      <style:table-column-properties style:column-width="7.811cm"/>
    </style:style>
    <style:style style:name="Таблица4.B" style:family="table-column">
      <style:table-column-properties style:column-width="2.54cm"/>
    </style:style>
    <style:style style:name="Таблица4.C" style:family="table-column">
      <style:table-column-properties style:column-width="8.27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weight="bold" fo:background-color="#00ffff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fo:font-size="11pt" fo:font-weight="bold" fo:background-color="#00ffff" style:font-size-asian="11pt" style:font-weight-asian="bold" style:font-size-complex="11pt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style:snap-to-layout-grid="false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11.875cm" fo:margin-right="0cm" fo:text-indent="0.614cm" style:auto-text-indent="false"/>
    </style:style>
    <style:style style:name="P30" style:family="paragraph" style:parent-style-name="Standard">
      <style:paragraph-properties fo:margin-left="11.875cm" fo:margin-right="0cm" fo:text-indent="0.614cm" style:auto-text-indent="false"/>
      <style:text-properties fo:font-size="14pt" style:font-size-asian="14pt" style:font-size-complex="14pt"/>
    </style:style>
    <style:style style:name="P31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 style:list-style-name="WW8Num6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6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37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8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39" style:family="paragraph" style:parent-style-name="Standard" style:list-style-name="WW8Num6">
      <style:paragraph-properties fo:text-align="justify" style:justify-single-word="false"/>
    </style:style>
    <style:style style:name="P40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</style:style>
    <style:style style:name="P41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4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1.875cm" fo:margin-right="0cm" fo:text-indent="0.614cm" style:auto-text-indent="false"/>
      <style:text-properties fo:font-size="8pt" style:font-size-asian="8pt" style:font-size-complex="8pt"/>
    </style:style>
    <style:style style:name="P48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fo:background-color="#00ffff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background-color="#00ffff" style:font-size-asian="14pt" style:font-size-complex="14pt"/>
    </style:style>
    <style:style style:name="T11" style:family="text">
      <style:text-properties fo:font-size="14pt" fo:background-color="transparent" style:font-size-asian="14pt" style:font-size-complex="14pt"/>
    </style:style>
    <style:style style:name="T12" style:family="text">
      <style:text-properties fo:font-weight="bold" style:font-weight-asian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5" style:family="text">
      <style:text-properties style:use-window-font-color="true" fo:font-weight="normal" fo:background-color="transparent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background-color="transparen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АКТ</text:p>
      <text:p text:style-name="P5">Комплексной проверки состояния работ по ГПО</text:p>
      <text:p text:style-name="P9"><text:span text:style-name="T4">на кафедре </text:span><text:span text:style-name="T2">${doc.chair_abbr}</text:span><text:span text:style-name="T11"> </text:span><text:span text:style-name="T4">факультета</text:span><text:span text:style-name="T5"> </text:span><text:span text:style-name="T6">_______</text:span></text:p>
      <text:p text:style-name="P4">Проверка состояния работ по ГПО на вышеуказанной кафедре проводится <text:s/></text:p>
      <text:p text:style-name="P10"><text:span text:style-name="T7">« <text:s text:c="3"/>» <text:s text:c="20"/>20 <text:s text:c="4"/>г.</text:span><text:span text:style-name="T4"> в комиссией в составе:</text:span></text:p>
      <text:list xml:id="list1057148074" text:style-name="WW8Num7">
        <text:list-item>
          <text:p text:style-name="P44">Поздеева АФ., директор ЦИОТ</text:p>
        </text:list-item>
        <text:list-item>
          <text:p text:style-name="P44">Петрова Г.В., инженер ЦИОТ</text:p>
        </text:list-item>
      </text:list>
      <text:p text:style-name="P1">Комиссия констатирует следующее:</text:p>
      <text:list xml:id="list611407663" text:style-name="WW8Num6">
        <text:list-item>
          <text:p text:style-name="P33">Количество студентов в группах ГПО по приказам <text:span text:style-name="T1">${doc.count_participants}</text:span><text:span text:style-name="T13"> </text:span>чел., реально __ чел., из них студентов 3-4 курса по приказам<text:span text:style-name="T18"> </text:span><text:span text:style-name="T3">${doc.count_participants_3_4}</text:span><text:span text:style-name="T15"> </text:span><text:span text:style-name="T18">,</text:span> реально ____:</text:p>
        </text:list-item>
      </text:list>
      <text:p text:style-name="P2">Ответственный за ГПО на кафедре <text:span text:style-name="T14">${doc.mentors}</text:span></text:p>
      <text:list xml:id="list1952743393" text:continue-numbering="true" text:style-name="WW8Num6">
        <text:list-item>
          <text:p text:style-name="P33"><text:span text:style-name="T12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11">Ауд.</text:p>
          </table:table-cell>
          <table:table-cell table:style-name="Таблица1.A1" table:number-rows-spanned="2" office:value-type="string">
            <text:p text:style-name="P11">ФИО руководителя </text:p>
          </table:table-cell>
          <table:table-cell table:style-name="Таблица1.A1" table:number-rows-spanned="2" office:value-type="string">
            <text:p text:style-name="P24">Проект</text:p>
          </table:table-cell>
          <table:table-cell table:style-name="Таблица1.A1" table:number-rows-spanned="2" office:value-type="string">
            <text:p text:style-name="P25">ТЗ</text:p>
          </table:table-cell>
          <table:table-cell table:style-name="Таблица1.A1" table:number-columns-spanned="2" office:value-type="string">
            <text:p text:style-name="P12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2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38">Время проверки</text:p>
          </table:table-cell>
          <table:table-cell table:style-name="Таблица1.A1" table:number-rows-spanned="2" office:value-type="string">
            <text:p text:style-name="P45">Запол-нение журн. посещ.</text:p>
          </table:table-cell>
          <table:table-cell table:style-name="Таблица1.K1" table:number-rows-spanned="2" office:value-type="string">
            <text:p text:style-name="P12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6"><text:span text:style-name="T12">3</text:span><text:span text:style-name="T17"> курса</text:span></text:p>
          </table:table-cell>
          <table:table-cell table:style-name="Таблица1.E2" office:value-type="string">
            <text:p text:style-name="P16"><text:span text:style-name="T12">4</text:span><text:span text:style-name="T17"> курса</text:span></text:p>
          </table:table-cell>
          <table:table-cell table:style-name="Таблица1.E2" office:value-type="string">
            <text:p text:style-name="P16"><text:span text:style-name="T12">3</text:span><text:span text:style-name="T17"> курса</text:span></text:p>
          </table:table-cell>
          <table:table-cell table:style-name="Таблица1.E2" office:value-type="string">
            <text:p text:style-name="P16"><text:span text:style-name="T12">4 </text:span><text:span text:style-name="T17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31"><text:script script:language="jooscript">@table:table-row
[#list doc.projects.project as p]</text:script></text:p>
          </table:table-cell>
          <table:table-cell table:style-name="Таблица1.E2" office:value-type="string">
            <text:p text:style-name="P26">${p.managers}</text:p>
          </table:table-cell>
          <table:table-cell table:style-name="Таблица1.E2" office:value-type="string">
            <text:p text:style-name="P27">${p.cipher}</text:p>
          </table:table-cell>
          <table:table-cell table:style-name="Таблица1.E2" office:value-type="string">
            <text:p text:style-name="P19"/>
          </table:table-cell>
          <table:table-cell table:style-name="Таблица1.E2" office:value-type="string">
            <text:p text:style-name="P19">${p.count_participants_3}</text:p>
          </table:table-cell>
          <table:table-cell table:style-name="Таблица1.E2" office:value-type="string">
            <text:p text:style-name="P19">${p.count_participants_4}</text:p>
          </table:table-cell>
          <table:table-cell table:style-name="Таблица1.E2" office:value-type="string">
            <text:p text:style-name="P19"/>
          </table:table-cell>
          <table:table-cell table:style-name="Таблица1.A3" office:value-type="string">
            <text:p text:style-name="P20"/>
          </table:table-cell>
          <table:table-cell table:style-name="Таблица1.A3" office:value-type="string">
            <text:p text:style-name="P20"/>
          </table:table-cell>
          <table:table-cell table:style-name="Таблица1.A3" office:value-type="string">
            <text:p text:style-name="P20"/>
          </table:table-cell>
          <table:table-cell table:style-name="Таблица1.K3" office:value-type="string">
            <text:p text:style-name="P31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49">Итого</text:p>
          </table:table-cell>
          <table:table-cell table:style-name="Таблица1.A4" office:value-type="string">
            <text:p text:style-name="P43">${doc.count_managers}</text:p>
          </table:table-cell>
          <table:table-cell table:style-name="Таблица1.A4" office:value-type="string">
            <text:p text:style-name="P43">${doc.count_projects}</text:p>
          </table:table-cell>
          <table:table-cell table:style-name="Таблица1.A4" office:value-type="string">
            <text:p text:style-name="P46"/>
          </table:table-cell>
          <table:table-cell table:style-name="Таблица1.A4" office:value-type="string">
            <text:p text:style-name="P46">${doc.count_participants_3}</text:p>
          </table:table-cell>
          <table:table-cell table:style-name="Таблица1.A4" office:value-type="string">
            <text:p text:style-name="P46">${doc.count_participants_4}</text:p>
          </table:table-cell>
          <table:table-cell table:style-name="Таблица1.A4" office:value-type="string">
            <text:p text:style-name="P42"/>
          </table:table-cell>
          <table:table-cell table:style-name="Таблица1.A4" office:value-type="string">
            <text:p text:style-name="P42"/>
          </table:table-cell>
          <table:table-cell table:style-name="Таблица1.A4" office:value-type="string">
            <text:p text:style-name="P42"/>
          </table:table-cell>
          <table:table-cell table:style-name="Таблица1.A4" office:value-type="string">
            <text:p text:style-name="P48"/>
          </table:table-cell>
          <table:table-cell table:style-name="Таблица1.K4" office:value-type="string">
            <text:p text:style-name="P42"/>
          </table:table-cell>
        </table:table-row>
      </table:table>
      <text:p text:style-name="P8">Всего студентов 3-4 курса из групп ГПО в течение дня ГПО присутств._______ чел.</text:p>
      <text:list xml:id="list1948351943" text:continue-numbering="true" text:style-name="WW8Num6">
        <text:list-item>
          <text:p text:style-name="P35">Заполнение электронных журналов посещаемости занятий ГПО<text:tab/><text:tab/> <text:s text:c="5"/>да/нет</text:p>
        </text:list-item>
        <text:list-item>
          <text:p text:style-name="P35">Наличие графиков работы групп ГПО<text:tab/><text:tab/><text:tab/><text:tab/><text:tab/><text:tab/><text:tab/> <text:s text:c="5"/>да/нет</text:p>
        </text:list-item>
        <text:list-item>
          <text:p text:style-name="P35">Наличие графиков работы руководителей групп ГПО<text:tab/><text:tab/><text:tab/><text:tab/> <text:s text:c="5"/>да/нет</text:p>
        </text:list-item>
        <text:list-item>
          <text:p text:style-name="P40"><text:span text:style-name="T9">Технические задания на проекты<text:tab/><text:tab/><text:tab/> <text:s text:c="5"/>да/нет</text:span><text:span text:style-name="T4">;</text:span></text:p>
        </text:list-item>
        <text:list-item>
          <text:p text:style-name="P36">Индивидуальные учебные планы для студентов 2, 5 курса и участников межкафедральных проектов<text:tab/><text:tab/><text:tab/> <text:s text:c="5"/>да/нет; </text:p>
        </text:list-item>
        <text:list-item>
          <text:p text:style-name="P36">Информация о лабораториях ГПО:</text:p>
        </text:list-item>
        <text:list-item>
          <text:p text:style-name="P41"><draw:frame draw:style-name="fr1" draw:name="Врезка1" text:anchor-type="paragraph" svg:y="0.388cm" svg:width="18.396cm" draw:z-index="0">
       <draw:text-box fo:min-height="0.37cm">
        <table:table table:name="Таблица2" table:style-name="Таблица2">
         <table:table-column table:style-name="Таблица2.A"/>
         <table:table-column table:style-name="Таблица2.B"/>
         <table:table-column table:style-name="Таблица2.C"/>
         <table:table-column table:style-name="Таблица2.D"/>
         <table:table-row table:style-name="Таблица2.1">
          <table:table-cell table:style-name="Таблица2.A1" office:value-type="string">
           <text:p text:style-name="P22">Перечень лабораторий ГПО</text:p>
          </table:table-cell>
          <table:table-cell table:style-name="Таблица2.A1" office:value-type="string">
           <text:p text:style-name="P23"/>
          </table:table-cell>
          <table:table-cell table:style-name="Таблица2.A1" office:value-type="string">
           <text:p text:style-name="P23"/>
          </table:table-cell>
          <table:table-cell table:style-name="Таблица2.D1" office:value-type="string">
           <text:p text:style-name="P22">Примечание</text:p>
          </table:table-cell>
         </table:table-row>
         <table:table-row table:style-name="Таблица2.1">
          <table:table-cell table:style-name="Таблица2.A1" office:value-type="string">
           <text:p text:style-name="P22">Кол-во раб. мест в лаб. ГПО</text:p>
          </table:table-cell>
          <table:table-cell table:style-name="Таблица2.A1" office:value-type="string">
           <text:p text:style-name="P23"/>
          </table:table-cell>
          <table:table-cell table:style-name="Таблица2.A1" office:value-type="string">
           <text:p text:style-name="P23"/>
          </table:table-cell>
          <table:table-cell table:style-name="Таблица2.D1" office:value-type="string">
           <text:p text:style-name="P23"/>
          </table:table-cell>
         </table:table-row>
         <table:table-row table:style-name="Таблица2.1">
          <table:table-cell table:style-name="Таблица2.A1" office:value-type="string">
           <text:p text:style-name="P22">Журнал инструктажа</text:p>
          </table:table-cell>
          <table:table-cell table:style-name="Таблица2.A1" office:value-type="string">
           <text:p text:style-name="P23"/>
          </table:table-cell>
          <table:table-cell table:style-name="Таблица2.A1" office:value-type="string">
           <text:p text:style-name="P23"/>
          </table:table-cell>
          <table:table-cell table:style-name="Таблица2.D1" office:value-type="string">
           <text:p text:style-name="P23"/>
          </table:table-cell>
         </table:table-row>
         <table:table-row table:style-name="Таблица2.1">
          <table:table-cell table:style-name="Таблица2.A1" office:value-type="string">
           <text:p text:style-name="P22">Наличие графика загрузки лаборатории ГПО</text:p>
          </table:table-cell>
          <table:table-cell table:style-name="Таблица2.A1" office:value-type="string">
           <text:p text:style-name="P23"/>
          </table:table-cell>
          <table:table-cell table:style-name="Таблица2.A1" office:value-type="string">
           <text:p text:style-name="P23"/>
          </table:table-cell>
          <table:table-cell table:style-name="Таблица2.D1" office:value-type="string">
           <text:p text:style-name="P23"/>
          </table:table-cell>
         </table:table-row>
        </table:table>
       </draw:text-box>
      </draw:frame><text:span text:style-name="T9">Наличие рабочих программ по дисциплинам ГПО1-ГПО4<text:tab/><text:tab/><text:tab/>да/нет</text:span><text:span text:style-name="T4">;</text:span></text:p>
        </text:list-item>
        <text:list-item>
          <text:p text:style-name="P39"><text:span text:style-name="T9">Наличие в индивидуальных планах работы преподавателей нагрузки, выделяемой для руководителей ГПО</text:span><text:span text:style-name="T4">:</text:span></text:p>
        </text:list-item>
      </text:list>
      <text:p text:style-name="P21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8">№</text:p>
          </table:table-cell>
          <table:table-cell table:style-name="Таблица3.A1" office:value-type="string">
            <text:p text:style-name="P16">Ф. И. О.</text:p>
          </table:table-cell>
          <table:table-cell table:style-name="Таблица3.C1" office:value-type="string">
            <text:p text:style-name="P16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7">--------------------------------------------</text:p>
          </table:table-cell>
          <table:table-cell table:style-name="Таблица3.C1" office:value-type="string">
            <text:p text:style-name="P18"/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16">2</text:p>
          </table:table-cell>
          <table:table-cell table:style-name="Таблица3.A1" office:value-type="string">
            <text:p text:style-name="P17">--------------------------------------------</text:p>
          </table:table-cell>
          <table:table-cell table:style-name="Таблица3.C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6">3</text:p>
          </table:table-cell>
          <table:table-cell table:style-name="Таблица3.A1" office:value-type="string">
            <text:p text:style-name="P17">--------------------------------------------</text:p>
          </table:table-cell>
          <table:table-cell table:style-name="Таблица3.C1" office:value-type="string">
            <text:p text:style-name="P18"/>
          </table:table-cell>
        </table:table-row>
      </table:table>
      <text:p text:style-name="P6"/>
      <text:list xml:id="list474770697" text:continue-numbering="true" text:style-name="WW8Num6">
        <text:list-item>
          <text:p text:style-name="P35">Информация по взаимодействию с предприятиями: </text:p>
        </text:list-item>
      </text:list>
      <text:list xml:id="list425220070" text:style-name="WW8Num3">
        <text:list-item>
          <text:p text:style-name="P37">договора<text:tab/><text:tab/><text:tab/><text:tab/><text:tab/><text:tab/><text:tab/><text:tab/><text:tab/><text:tab/><text:tab/><text:tab/></text:p>
        </text:list-item>
        <text:list-item>
          <text:p text:style-name="P37"><text:tab/><text:tab/><text:tab/><text:tab/><text:tab/><text:tab/><text:tab/><text:tab/><text:tab/><text:tab/><text:tab/><text:tab/><text:tab/></text:p>
        </text:list-item>
        <text:list-item>
          <text:p text:style-name="P37">акты о внедрении<text:tab/><text:tab/><text:tab/><text:tab/><text:tab/><text:tab/><text:tab/><text:tab/><text:tab/><text:tab/></text:p>
        </text:list-item>
        <text:list-item>
          <text:p text:style-name="P37"><text:tab/><text:tab/><text:tab/><text:tab/><text:tab/><text:tab/><text:tab/><text:tab/><text:tab/><text:tab/><text:tab/><text:tab/><text:tab/></text:p>
        </text:list-item>
      </text:list>
      <text:list xml:id="list833315136" text:continue-list="list474770697" text:style-name="WW8Num6">
        <text:list-item>
          <text:p text:style-name="P35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6">Регистрация проектов в АИС</text:p>
          </table:table-cell>
          <table:table-cell table:style-name="Таблица4.A1" office:value-type="string">
            <text:p text:style-name="P16">Количество</text:p>
          </table:table-cell>
          <table:table-cell table:style-name="Таблица4.C1" office:value-type="string">
            <text:p text:style-name="P16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8">Всего проектов на кафедре</text:p>
          </table:table-cell>
          <table:table-cell table:style-name="Таблица4.A1" office:value-type="string">
            <text:p text:style-name="P15">----</text:p>
          </table:table-cell>
          <table:table-cell table:style-name="Таблица4.C1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8">Заполненных тематических карт проектов</text:p>
          </table:table-cell>
          <table:table-cell table:style-name="Таблица4.A1" office:value-type="string">
            <text:p text:style-name="P14"/>
          </table:table-cell>
          <table:table-cell table:style-name="Таблица4.C3" office:value-type="string">
            <text:p text:style-name="P13">.</text:p>
          </table:table-cell>
        </table:table-row>
        <table:table-row table:style-name="Таблица4.1">
          <table:table-cell table:style-name="Таблица4.A1" office:value-type="string">
            <text:p text:style-name="P18">Заполненных календарных планов работ</text:p>
          </table:table-cell>
          <table:table-cell table:style-name="Таблица4.A1" office:value-type="string">
            <text:p text:style-name="P14"/>
          </table:table-cell>
          <table:table-cell table:style-name="Таблица4.C1" office:value-type="string">
            <text:p text:style-name="P13"/>
          </table:table-cell>
        </table:table-row>
      </table:table>
      <text:p text:style-name="P7"/>
      <text:list xml:id="list616920778" text:continue-numbering="true" text:style-name="WW8Num6">
        <text:list-item>
          <text:p text:style-name="P35">Комментарии:</text:p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text:tab/></text:p>
      <text:p text:style-name="P8">Члены комиссии:</text:p>
      <text:p text:style-name="P28"><text:span text:style-name="T4"><text:tab/></text:span><text:span text:style-name="T16"><text:tab/><text:tab/><text:tab/><text:tab/><text:tab/><text:tab/><text:tab/><text:tab/> <text:s text:c="9"/></text:span><text:span text:style-name="T4">_____________ <text:s/></text:span><text:span text:style-name="T9">А.Ф Поздеева</text:span></text:p>
      <text:p text:style-name="P47">Подпись <text:tab/><text:tab/><text:tab/>ФИО</text:p>
      <text:p text:style-name="Standard"><text:tab/><text:tab/><text:tab/><text:tab/><text:tab/><text:tab/><text:tab/><text:tab/><text:tab/> <text:s text:c="5"/><text:span text:style-name="T4">_____________ <text:s text:c="2"/></text:span><text:span text:style-name="T9">Г.В. Петрова</text:span></text:p>
      <text:p text:style-name="P47">Подпись <text:tab/><text:tab/><text:tab/>ФИО</text:p>
      <text:p text:style-name="P30"/>
      <text:p text:style-name="Standard"><text:span text:style-name="T9">Зав. каф. </text:span><text:span text:style-name="T8">---------</text:span><text:span text:style-name="T4"> <text:tab/><text:tab/><text:tab/><text:tab/><text:tab/><text:tab/><text:tab/> <text:s text:c="4"/>_____________ <text:s/></text:span><text:span text:style-name="T10">И.О.Фамилия</text:span></text:p>
      <text:p text:style-name="P29"><text:span text:style-name="T16">Подпись</text:span> <text:tab/><text:tab/><text:tab/><text:span text:style-name="T16">ФИО</text:span></text:p>
      <text:p text:style-name="Standard"><text:span text:style-name="T9">Отв. за ГПО на каф. </text:span><text:span text:style-name="T8">----------</text:span><text:span text:style-name="T4"><text:tab/><text:tab/><text:tab/><text:tab/><text:tab/> <text:s text:c="4"/>_____________ <text:s/></text:span><text:span text:style-name="T10">И.О.Фамилия</text:span></text:p>
      <text:p text:style-name="P3"><text:span text:style-name="T16"><text:tab/><text:tab/><text:tab/><text:tab/><text:tab/><text:tab/><text:tab/> <text:tab/></text:span> <text:s text:c="4"/><text:span text:style-name="T16"><text:s text:c="6"/>Подпись</text:span> <text:tab/><text:tab/> <text:s text:c="9"/><text:span text:style-name="T16"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1:41:52</dc:date>
    <dc:language>en-AU</dc:language>
    <meta:editing-cycles>541</meta:editing-cycles>
    <meta:editing-duration>PT07H25M45S</meta:editing-duration>
    <meta:document-statistic meta:table-count="4" meta:image-count="0" meta:object-count="0" meta:page-count="2" meta:paragraph-count="89" meta:word-count="309" meta:character-count="2542"/>
    <meta:user-defined meta:name="Info 1"/>
    <meta:user-defined meta:name="Info 2"/>
    <meta:user-defined meta:name="Info 3"/>
    <meta:user-defined meta:name="Info 4"/>
  </office:meta>
</office:document-meta>
</file>